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ENKINS</text:p>
      <text:p text:style-name="Standard"># It is tool for continuous integration and continuous delivery ( CI and CD ) .</text:p>
      <text:p text:style-name="Standard"># Devloped in java language</text:p>
      <text:p text:style-name="Standard">Introduction to Jenkins:</text:p>
      <text:p text:style-name="Standard"># Continuous Integration: <text:s/>The practice of automatically building your code periodically is called continuous integration.</text:p>
      <text:p text:style-name="Standard"># Continuous Delivery: continuous deploy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5:07:51.740554118</meta:creation-date>
    <dc:date>2022-03-14T05:10:40.092050816</dc:date>
    <meta:editing-duration>PT2M48S</meta:editing-duration>
    <meta:editing-cycles>1</meta:editing-cycles>
    <meta:document-statistic meta:table-count="0" meta:image-count="0" meta:object-count="0" meta:page-count="1" meta:paragraph-count="6" meta:word-count="45" meta:character-count="303" meta:non-whitespace-character-count="263"/>
    <meta:generator>LibreOffice/6.4.7.2$Linux_X86_64 LibreOffice_project/40$Build-2</meta:generator>
  </office:meta>
</office:document-meta>
</file>